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15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pplication payload [bytes]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6 Mbps</text:p>
          </table:table-cell>
          <table:table-cell office:value-type="string" calcext:value-type="string">
            <text:p>9 Mbps</text:p>
          </table:table-cell>
          <table:table-cell office:value-type="string" calcext:value-type="string">
            <text:p>12 Mbps</text:p>
          </table:table-cell>
          <table:table-cell office:value-type="string" calcext:value-type="string">
            <text:p>18 Mbps</text:p>
          </table:table-cell>
          <table:table-cell office:value-type="string" calcext:value-type="string">
            <text:p>24 Mbps</text:p>
          </table:table-cell>
          <table:table-cell office:value-type="string" calcext:value-type="string">
            <text:p>36 Mbps</text:p>
          </table:table-cell>
          <table:table-cell office:value-type="string" calcext:value-type="string">
            <text:p>48 Mbps</text:p>
          </table:table-cell>
          <table:table-cell office:value-type="string" calcext:value-type="string">
            <text:p>54 Mbps</text:p>
          </table:table-cell>
        </table:table-row>
        <table:table-row table:style-name="ro1">
          <table:table-cell office:value-type="string" calcext:value-type="string">
            <text:p>Data+SIFS+ACK+DIFS [us]</text:p>
          </table:table-cell>
          <table:table-cell office:value-type="float" office:value="1526" calcext:value-type="float">
            <text:p>1526</text:p>
          </table:table-cell>
          <table:table-cell office:value-type="float" office:value="1058" calcext:value-type="float">
            <text:p>1058</text:p>
          </table:table-cell>
          <table:table-cell office:value-type="float" office:value="810" calcext:value-type="float">
            <text:p>810</text:p>
          </table:table-cell>
          <table:table-cell office:value-type="float" office:value="574" calcext:value-type="float">
            <text:p>574</text:p>
          </table:table-cell>
          <table:table-cell office:value-type="float" office:value="454" calcext:value-type="float">
            <text:p>454</text:p>
          </table:table-cell>
          <table:table-cell office:value-type="float" office:value="334" calcext:value-type="float">
            <text:p>334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Goodput[Mbps]</text:p>
          </table:table-cell>
          <table:table-cell table:style-name="ce1" table:formula="of:=1/([.B4]+67.5)*8*[.$B1]*1000000" office:value-type="float" office:value="5020395.3561343" calcext:value-type="float">
            <text:p>5020395.3561343</text:p>
          </table:table-cell>
          <table:table-cell table:style-name="ce1" table:formula="of:=1/([.C4]+67.5)*8*[.$B1]*1000000" office:value-type="float" office:value="7107952.02132386" calcext:value-type="float">
            <text:p>7107952.02132386</text:p>
          </table:table-cell>
          <table:table-cell table:style-name="ce1" table:formula="of:=1/([.D4]+67.5)*8*[.$B1]*1000000" office:value-type="float" office:value="9116809.11680912" calcext:value-type="float">
            <text:p>9116809.11680912</text:p>
          </table:table-cell>
          <table:table-cell table:style-name="ce1" table:formula="of:=1/([.E4]+67.5)*8*[.$B1]*1000000" office:value-type="float" office:value="12470771.6289945" calcext:value-type="float">
            <text:p>12470771.6289945</text:p>
          </table:table-cell>
          <table:table-cell table:style-name="ce1" table:formula="of:=1/([.F4]+67.5)*8*[.$B1]*1000000" office:value-type="float" office:value="15340364.3336529" calcext:value-type="float">
            <text:p>15340364.3336529</text:p>
          </table:table-cell>
          <table:table-cell table:style-name="ce1" table:formula="of:=1/([.G4]+67.5)*8*[.$B1]*1000000" office:value-type="float" office:value="19925280.1992528" calcext:value-type="float">
            <text:p>19925280.1992528</text:p>
          </table:table-cell>
          <table:table-cell table:style-name="ce1" table:formula="of:=1/([.H4]+67.5)*8*[.$B1]*1000000" office:value-type="float" office:value="23154848.0463097" calcext:value-type="float">
            <text:p>23154848.0463097</text:p>
          </table:table-cell>
          <table:table-cell table:style-name="ce1" table:formula="of:=1/([.I4]+67.5)*8*[.$B1]*1000000" office:value-type="float" office:value="24577572.9646697" calcext:value-type="float">
            <text:p>24577572.964669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plication payload [bytes]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6 Mbps</text:p>
          </table:table-cell>
          <table:table-cell office:value-type="string" calcext:value-type="string">
            <text:p>9 Mbps</text:p>
          </table:table-cell>
          <table:table-cell office:value-type="string" calcext:value-type="string">
            <text:p>12 Mbps</text:p>
          </table:table-cell>
          <table:table-cell office:value-type="string" calcext:value-type="string">
            <text:p>18 Mbps</text:p>
          </table:table-cell>
          <table:table-cell office:value-type="string" calcext:value-type="string">
            <text:p>24 Mbps</text:p>
          </table:table-cell>
          <table:table-cell office:value-type="string" calcext:value-type="string">
            <text:p>36 Mbps</text:p>
          </table:table-cell>
          <table:table-cell office:value-type="string" calcext:value-type="string">
            <text:p>48 Mbps</text:p>
          </table:table-cell>
          <table:table-cell office:value-type="string" calcext:value-type="string">
            <text:p>54 Mbps</text:p>
          </table:table-cell>
        </table:table-row>
        <table:table-row table:style-name="ro1">
          <table:table-cell office:value-type="string" calcext:value-type="string">
            <text:p>Data+SIFS+ACK+DIFS [us]</text:p>
          </table:table-cell>
          <table:table-cell office:value-type="float" office:value="326" calcext:value-type="float">
            <text:p>326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oodput[Mbps]</text:p>
          </table:table-cell>
          <table:table-cell table:style-name="ce1" table:formula="of:=1/([.B10]+67.5)*8*[.$B7]*1000000" office:value-type="float" office:value="2033036.84879288" calcext:value-type="float">
            <text:p>2033036.84879288</text:p>
          </table:table-cell>
          <table:table-cell table:style-name="ce1" table:formula="of:=1/([.C10]+67.5)*8*[.$B7]*1000000" office:value-type="float" office:value="2457757.29646697" calcext:value-type="float">
            <text:p>2457757.29646697</text:p>
          </table:table-cell>
          <table:table-cell table:style-name="ce1" table:formula="of:=1/([.D10]+67.5)*8*[.$B7]*1000000" office:value-type="float" office:value="2882882.88288288" calcext:value-type="float">
            <text:p>2882882.88288288</text:p>
          </table:table-cell>
          <table:table-cell table:style-name="ce1" table:formula="of:=1/([.E10]+67.5)*8*[.$B7]*1000000" office:value-type="float" office:value="3312629.39958592" calcext:value-type="float">
            <text:p>3312629.39958592</text:p>
          </table:table-cell>
          <table:table-cell table:style-name="ce1" table:formula="of:=1/([.F10]+67.5)*8*[.$B7]*1000000" office:value-type="float" office:value="3611738.1489842" calcext:value-type="float">
            <text:p>3611738.1489842</text:p>
          </table:table-cell>
          <table:table-cell table:style-name="ce1" table:formula="of:=1/([.G10]+67.5)*8*[.$B7]*1000000" office:value-type="float" office:value="3970223.32506203" calcext:value-type="float">
            <text:p>3970223.32506203</text:p>
          </table:table-cell>
          <table:table-cell table:style-name="ce1" table:formula="of:=1/([.H10]+67.5)*8*[.$B7]*1000000" office:value-type="float" office:value="4134366.9250646" calcext:value-type="float">
            <text:p>4134366.9250646</text:p>
          </table:table-cell>
          <table:table-cell table:style-name="ce1" table:formula="of:=1/([.I10]+67.5)*8*[.$B7]*1000000" office:value-type="float" office:value="4221635.88390501" calcext:value-type="float">
            <text:p>4221635.883905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plication payload [bytes]</text:p>
          </table:table-cell>
          <table:table-cell office:value-type="float" office:value="2268" calcext:value-type="float">
            <text:p>226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6 Mbps</text:p>
          </table:table-cell>
          <table:table-cell office:value-type="string" calcext:value-type="string">
            <text:p>9 Mbps</text:p>
          </table:table-cell>
          <table:table-cell office:value-type="string" calcext:value-type="string">
            <text:p>12 Mbps</text:p>
          </table:table-cell>
          <table:table-cell office:value-type="string" calcext:value-type="string">
            <text:p>18 Mbps</text:p>
          </table:table-cell>
          <table:table-cell office:value-type="string" calcext:value-type="string">
            <text:p>24 Mbps</text:p>
          </table:table-cell>
          <table:table-cell office:value-type="string" calcext:value-type="string">
            <text:p>36 Mbps</text:p>
          </table:table-cell>
          <table:table-cell office:value-type="string" calcext:value-type="string">
            <text:p>48 Mbps</text:p>
          </table:table-cell>
          <table:table-cell office:value-type="string" calcext:value-type="string">
            <text:p>54 Mbps</text:p>
          </table:table-cell>
        </table:table-row>
        <table:table-row table:style-name="ro1">
          <table:table-cell office:value-type="string" calcext:value-type="string">
            <text:p>Data+SIFS+ACK+DIFS [us]</text:p>
          </table:table-cell>
          <table:table-cell office:value-type="float" office:value="3218" calcext:value-type="float">
            <text:p>3218</text:p>
          </table:table-cell>
          <table:table-cell office:value-type="float" office:value="2186" calcext:value-type="float">
            <text:p>2186</text:p>
          </table:table-cell>
          <table:table-cell office:value-type="float" office:value="1654" calcext:value-type="float">
            <text:p>1654</text:p>
          </table:table-cell>
          <table:table-cell office:value-type="float" office:value="1138" calcext:value-type="float">
            <text:p>1138</text:p>
          </table:table-cell>
          <table:table-cell office:value-type="float" office:value="874" calcext:value-type="float">
            <text:p>874</text:p>
          </table:table-cell>
          <table:table-cell office:value-type="float" office:value="618" calcext:value-type="float">
            <text:p>618</text:p>
          </table:table-cell>
          <table:table-cell office:value-type="float" office:value="486" calcext:value-type="float">
            <text:p>48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Goodput[Mbps]</text:p>
          </table:table-cell>
          <table:table-cell table:style-name="ce1" table:formula="of:=1/([.B16]+67.5)*8*[.$B13]*1000000" office:value-type="float" office:value="5522447.11611627" calcext:value-type="float">
            <text:p>5522447.11611627</text:p>
          </table:table-cell>
          <table:table-cell table:style-name="ce1" table:formula="of:=1/([.C16]+67.5)*8*[.$B13]*1000000" office:value-type="float" office:value="8051475.48258265" calcext:value-type="float">
            <text:p>8051475.48258265</text:p>
          </table:table-cell>
          <table:table-cell table:style-name="ce1" table:formula="of:=1/([.D16]+67.5)*8*[.$B13]*1000000" office:value-type="float" office:value="10539645.6578565" calcext:value-type="float">
            <text:p>10539645.6578565</text:p>
          </table:table-cell>
          <table:table-cell table:style-name="ce1" table:formula="of:=1/([.E16]+67.5)*8*[.$B13]*1000000" office:value-type="float" office:value="15051016.1758606" calcext:value-type="float">
            <text:p>15051016.1758606</text:p>
          </table:table-cell>
          <table:table-cell table:style-name="ce1" table:formula="of:=1/([.F16]+67.5)*8*[.$B13]*1000000" office:value-type="float" office:value="19271375.464684" calcext:value-type="float">
            <text:p>19271375.464684</text:p>
          </table:table-cell>
          <table:table-cell table:style-name="ce1" table:formula="of:=1/([.G16]+67.5)*8*[.$B13]*1000000" office:value-type="float" office:value="26468271.3347921" calcext:value-type="float">
            <text:p>26468271.3347921</text:p>
          </table:table-cell>
          <table:table-cell table:style-name="ce1" table:formula="of:=1/([.H16]+67.5)*8*[.$B13]*1000000" office:value-type="float" office:value="32780487.804878" calcext:value-type="float">
            <text:p>32780487.804878</text:p>
          </table:table-cell>
          <table:table-cell table:style-name="ce1" table:formula="of:=1/([.I16]+67.5)*8*[.$B13]*1000000" office:value-type="float" office:value="35333982.473223" calcext:value-type="float">
            <text:p>35333982.473223</text:p>
          </table:table-cell>
        </table:table-row>
      </table:table>
      <table:named-expressions/>
      <table:database-ranges>
        <table:database-range table:name="__Anonymous_Sheet_DB__0" table:target-range-address="Sheet1.A3:Sheet1.I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4:41:38.84745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10:22.369475484</meta:creation-date>
    <dc:date>2019-09-11T15:32:17.223375152</dc:date>
    <meta:editing-duration>PT53M53S</meta:editing-duration>
    <meta:editing-cycles>12</meta:editing-cycles>
    <meta:generator>LibreOffice/5.1.6.2$Linux_X86_64 LibreOffice_project/10m0$Build-2</meta:generator>
    <meta:document-statistic meta:table-count="1" meta:cell-count="8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not using application payload" VL:creator="" dc:date-time="2017-05-24T15:32:46"/>
  <VL:version-entry VL:title="Version2" VL:comment="now using application payload" VL:creator="" dc:date-time="2017-05-24T15:34:16"/>
</VL:version-list>
</file>